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paragraph-rsid="001816a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officeooo:rsid="0055af18" officeooo:paragraph-rsid="001816a6" style:font-size-asian="12pt" style:font-size-complex="12pt"/>
    </style:style>
    <style:style style:name="P4" style:family="paragraph" style:parent-style-name="Text_20_body">
      <style:text-properties style:font-name="Calibri" fo:font-size="12pt" officeooo:paragraph-rsid="001685d5" style:font-size-asian="12pt" style:font-size-complex="12pt"/>
    </style:style>
    <style:style style:name="P5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816a6" style:font-size-asian="12pt" style:font-size-complex="12pt"/>
    </style:style>
    <style:style style:name="P6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c117b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Calibri" fo:font-size="12pt" officeooo:rsid="001816a6" officeooo:paragraph-rsid="001816a6" style:font-size-asian="12pt" style:font-size-complex="12pt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aab8d" style:font-size-asian="12pt" style:font-size-complex="12pt"/>
    </style:style>
    <style:style style:name="P9" style:family="paragraph" style:parent-style-name="Standard">
      <style:text-properties style:font-name="Calibri" fo:font-size="12pt" officeooo:paragraph-rsid="002aab8d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fo:font-weight="bold" officeooo:rsid="0055af18" officeooo:paragraph-rsid="001e62e2" style:font-size-asian="12pt" style:font-size-complex="12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style:text-underline-style="solid" style:text-underline-width="auto" style:text-underline-color="font-color" fo:font-weight="bold" officeooo:rsid="001d4d2d" officeooo:paragraph-rsid="002fdc9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926cm"/>
          <style:tab-stop style:position="7.938cm"/>
        </style:tab-stops>
      </style:paragraph-properties>
      <style:text-properties fo:color="#000000" loext:opacity="100%" style:text-position="0% 100%" style:font-name="Calibri" fo:font-size="12pt" style:text-underline-style="solid" style:text-underline-width="auto" style:text-underline-color="font-color" fo:font-weight="bold" officeooo:rsid="0055af18" officeooo:paragraph-rsid="001816a6" style:font-name-asian="Times-Roman" style:font-size-asian="12pt" style:font-weight-asian="bold" style:font-name-complex="Times-Roman" style:font-size-complex="12pt" style:font-weight-complex="bold"/>
    </style:style>
    <style:style style:name="P1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14" style:family="paragraph" style:parent-style-name="Titulo">
      <style:text-properties fo:font-variant="normal" fo:text-transform="none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aab8d" style:text-blinking="false" fo:background-color="transparent" loext:padding="0cm" loext:border="none"/>
    </style:style>
    <style:style style:name="P16" style:family="paragraph" style:parent-style-name="Text_20_body">
      <style:text-properties fo:color="#336633" loext:opacity="100%" fo:font-size="14pt" style:font-size-asian="14pt" style:font-size-complex="14pt"/>
    </style:style>
    <style:style style:name="P17" style:family="paragraph" style:parent-style-name="Text_20_body">
      <style:text-properties officeooo:paragraph-rsid="0026345a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26345a"/>
    </style:style>
    <style:style style:name="P19" style:family="paragraph" style:parent-style-name="Notas_20_Informativas">
      <style:text-properties officeooo:paragraph-rsid="0026345a"/>
    </style:style>
    <style:style style:name="P20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aab8d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3" style:family="paragraph" style:parent-style-name="Standard">
      <style:text-properties style:font-name="DejaVu Sans" fo:font-size="10pt" style:font-size-asian="10pt" style:font-size-complex="10pt"/>
    </style:style>
    <style:style style:name="P24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d56ba" loext:opacity="100%" style:text-position="0% 100%" style:font-name="Calibri" fo:font-size="12pt" officeooo:rsid="001816a6" officeooo:paragraph-rsid="001816a6" style:font-name-asian="Times-Roman" style:font-size-asian="12pt" style:font-name-complex="Times-Roman" style:font-size-complex="12pt"/>
    </style:style>
    <style:style style:name="P25" style:family="paragraph" style:parent-style-name="Standard">
      <style:text-properties officeooo:paragraph-rsid="002aab8d"/>
    </style:style>
    <style:style style:name="P26" style:family="paragraph" style:parent-style-name="Titulo">
      <style:paragraph-properties fo:break-before="page"/>
    </style:style>
    <style:style style:name="P2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28" style:family="paragraph" style:parent-style-name="Standard" style:master-page-name="First_20_Page">
      <style:paragraph-properties style:page-number="auto"/>
      <style:text-properties officeooo:paragraph-rsid="002aab8d"/>
    </style:style>
    <style:style style:name="P2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officeooo:paragraph-rsid="003435c1" style:font-size-asian="12pt" style:font-weight-asian="bold" style:font-size-complex="12pt" style:font-weight-complex="bold"/>
    </style:style>
    <style:style style:name="P30" style:family="paragraph" style:parent-style-name="Heading_20_1">
      <style:text-properties officeooo:paragraph-rsid="0026345a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de286"/>
    </style:style>
    <style:style style:name="T3" style:family="text">
      <style:text-properties fo:color="#999966" loext:opacity="100%" officeooo:rsid="002d9ea3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aab8d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de286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fbd91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officeooo:rsid="001816a6" style:font-size-asian="12pt" style:font-size-complex="12pt"/>
    </style:style>
    <style:style style:name="T14" style:family="text">
      <style:text-properties officeooo:rsid="001816a6"/>
    </style:style>
    <style:style style:name="T15" style:family="text">
      <style:text-properties fo:color="#3f5214" loext:opacity="100%" style:text-position="0% 100%" style:font-name-asian="Times-Roman" style:font-name-complex="Times-Roman"/>
    </style:style>
    <style:style style:name="T16" style:family="text">
      <style:text-properties fo:color="#3f5214" loext:opacity="100%" style:text-position="0% 100%" officeooo:rsid="0020e464" style:font-name-asian="Times-Roman" style:font-name-complex="Times-Roman"/>
    </style:style>
    <style:style style:name="T17" style:family="text">
      <style:text-properties fo:color="#000000" loext:opacity="100%" style:text-position="0% 100%" style:font-name-asian="Times-Roman" style:font-name-complex="Times-Roman"/>
    </style:style>
    <style:style style:name="T18" style:family="text">
      <style:text-properties fo:color="#000000" loext:opacity="100%" style:text-position="0% 100%" officeooo:rsid="00572f51" style:font-name-asian="Times-Roman" style:font-name-complex="Times-Roman"/>
    </style:style>
    <style:style style:name="T19" style:family="text">
      <style:text-properties fo:color="#000000" loext:opacity="100%" style:text-position="0% 100%" officeooo:rsid="001816a6" style:font-name-asian="Times-Roman" style:font-name-complex="Times-Roman"/>
    </style:style>
    <style:style style:name="T20" style:family="text">
      <style:text-properties fo:color="#000000" loext:opacity="100%" style:text-position="0% 100%" officeooo:rsid="002fdc93" style:font-name-asian="Times-Roman" style:font-name-complex="Times-Roman"/>
    </style:style>
    <style:style style:name="T21" style:family="text">
      <style:text-properties fo:color="#000000" loext:opacity="100%" style:text-position="0% 100%" style:text-underline-style="solid" style:text-underline-width="auto" style:text-underline-color="font-color" fo:font-weight="bold" officeooo:rsid="001816a6" style:font-name-asian="Times-Roman" style:font-weight-asian="bold" style:font-name-complex="Times-Roman" style:font-weight-complex="bold"/>
    </style:style>
    <style:style style:name="T2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3" style:family="text">
      <style:text-properties fo:color="#f90000" loext:opacity="100%" style:text-position="0% 100%" style:font-name-asian="Times-Roman" style:font-name-complex="Times-Roman"/>
    </style:style>
    <style:style style:name="T24" style:family="text">
      <style:text-properties fo:color="#0d56ba" loext:opacity="100%" style:text-position="0% 100%" style:font-name-asian="Times-Roman" style:font-name-complex="Times-Roman"/>
    </style:style>
    <style:style style:name="T25" style:family="text">
      <style:text-properties fo:color="#0d56ba" loext:opacity="100%" style:text-position="0% 100%" officeooo:rsid="001816a6" style:font-name-asian="Times-Roman" style:font-name-complex="Times-Roman"/>
    </style:style>
    <style:style style:name="T26" style:family="text">
      <style:text-properties officeooo:rsid="00186480"/>
    </style:style>
    <style:style style:name="T27" style:family="text">
      <style:text-properties officeooo:rsid="0019a8cf"/>
    </style:style>
    <style:style style:name="T28" style:family="text">
      <style:text-properties officeooo:rsid="001c117b"/>
    </style:style>
    <style:style style:name="T29" style:family="text">
      <style:text-properties officeooo:rsid="002332ea"/>
    </style:style>
    <style:style style:name="T30" style:family="text">
      <style:text-properties officeooo:rsid="001f1a79"/>
    </style:style>
    <style:style style:name="T31" style:family="text">
      <style:text-properties officeooo:rsid="002fdc93"/>
    </style:style>
    <style:style style:name="T32" style:family="text">
      <style:text-properties officeooo:rsid="002974d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0"/>
          <text:p text:style-name="P20"><text:user-field-get text:name="Modulo">Computer Systems</text:user-field-get></text:p>
          <text:p text:style-name="P29">CFGS <text:span text:style-name="T32">DAM/</text:span>DAW</text:p>
        </draw:text-box>
      </draw:frame>
      <text:p text:style-name="P28"/>
      <text:p text:style-name="P25"/>
      <text:p text:style-name="P25"/>
      <text:p text:style-name="P25"/>
      <text:p text:style-name="P21"><text:span text:style-name="T7">Computer Systems – </text:span><text:span text:style-name="T8">Activities 2</text:span><text:span text:style-name="T9"><text:line-break/></text:span><text:span text:style-name="T12">UNIT</text:span><text:span text:style-name="T10"> 0</text:span><text:span text:style-name="T11">1</text:span><text:span text:style-name="T10">. </text:span><text:span text:style-name="T22"><text:user-field-get text:name="Tema">Functional elements of a computer</text:user-field-get></text:span></text:p>
      <text:p text:style-name="P15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7"><text:s/>Sergio García / Alfredo Oltra</text:p>
      <text:p text:style-name="P13">20<text:span text:style-name="T29">22</text:span>/20<text:span text:style-name="T30">2</text:span><text:span text:style-name="T29">3</text:span></text:p>
      <text:p text:style-name="P8"><text:tab/><text:tab/><text:tab/><text:tab/><text:tab/><text:tab/><text:tab/><text:tab/><text:tab/><text:tab/>Versión:<text:date style:data-style-name="N105" text:date-value="2022-09-11T20:27:17.790999817">220911</text:date>.<text:time style:data-style-name="N104" text:time-value="2022-09-11T20:27:17.790999817">2027</text:time></text:p>
      <text:p text:style-name="P9"/>
      <text:p text:style-name="P16"/>
      <text:p text:style-name="P16"/>
      <text:p text:style-name="P16"/>
      <text:p text:style-name="P16"><text:soft-page-break/>Licencia</text:p>
      <text:p text:style-name="Standard"/>
      <text:p text:style-name="P22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3"/>
      <text:p text:style-name="P23"><text:s/></text:p>
      <text:p text:style-name="P16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P17"/>
      <text:p text:style-name="P19"><text:span text:style-name="T5"> </text:span>Importante</text:p>
      <text:p text:style-name="P18"/>
      <text:p text:style-name="P19"><text:span text:style-name="T5"> </text:span>Atención</text:p>
      <text:p text:style-name="P18"/>
      <text:p text:style-name="P19"><text:span text:style-name="T5"></text:span> <text:s/>Interesante</text:p>
      <text:h text:style-name="P30" text:outline-level="1" text:is-list-header="true"/>
      <text:p text:style-name="Titulo"/>
      <text:p text:style-name="P26">U<text:span text:style-name="T31">NIT </text:span>0<text:user-field-get text:name="NumeroTema">1</text:user-field-get>. <text:user-field-get text:name="Tema">Functional elements of a computer</text:user-field-get></text:p>
      <text:p text:style-name="P14">Activities-<text:span text:style-name="T27">2</text:span></text:p>
      <text:p text:style-name="Titulo"/>
      <text:p text:style-name="Text_20_body"><text:span text:style-name="T26">(</text:span>Exercise 1<text:span text:style-name="T26">) </text:span><text:span text:style-name="T13">We have a computer with this instruction set:</text:span></text:p>
      <text:p text:style-name="P3"/>
      <text:p text:style-name="P12"><text:span text:style-name="T14">Code</text:span><text:tab/>Instruction<text:tab/>Descrip<text:span text:style-name="T14">t</text:span>ion</text:p>
      <text:p text:style-name="P2"><text:span text:style-name="T15">ENT </text:span><text:span text:style-name="T17">M(m)<text:tab/><text:tab/><text:tab/></text:span><text:span text:style-name="T15">000</text:span><text:span text:style-name="T17">mmmmm<text:tab/><text:tab/></text:span><text:span text:style-name="T19">Read data from keyboard to memory.</text:span></text:p>
      <text:p text:style-name="P2"><text:span text:style-name="T15">SAL </text:span><text:span text:style-name="T17">M(m)<text:tab/><text:tab/><text:tab/></text:span><text:span text:style-name="T15">001</text:span><text:span text:style-name="T17">mmmmm<text:tab/><text:tab/></text:span><text:span text:style-name="T19">Show data on screen from memory.</text:span></text:p>
      <text:p text:style-name="P2"><text:span text:style-name="T15">CAR </text:span><text:span text:style-name="T17">R0, M(m)<text:tab/><text:tab/></text:span><text:span text:style-name="T15">010</text:span><text:span text:style-name="T17">mmmmm<text:tab/><text:tab/></text:span><text:span text:style-name="T20">Load</text:span><text:span text:style-name="T19"> content </text:span><text:span text:style-name="T20">from a</text:span><text:span text:style-name="T19"> memory address </text:span><text:span text:style-name="T20">to</text:span><text:span text:style-name="T19"> register R0.</text:span></text:p>
      <text:p text:style-name="P2"><text:span text:style-name="T15">ALM </text:span><text:span text:style-name="T17">M(m), R0 <text:tab/><text:tab/></text:span><text:span text:style-name="T15">011</text:span><text:span text:style-name="T17">mmmmm<text:tab/><text:tab/></text:span><text:span text:style-name="T19">Store content </text:span><text:span text:style-name="T20">from</text:span><text:span text:style-name="T19"> R0 </text:span><text:span text:style-name="T20">to a</text:span><text:span text:style-name="T19"> memory address.</text:span></text:p>
      <text:p text:style-name="P2"><text:span text:style-name="T15">MOV </text:span><text:span text:style-name="T23">Rx</text:span><text:span text:style-name="T17">, </text:span><text:span text:style-name="T24">Ry<text:tab/><text:tab/></text:span><text:span text:style-name="T15">1000</text:span><text:span text:style-name="T23">xx</text:span><text:span text:style-name="T24">yy<text:tab/><text:tab/><text:tab/></text:span><text:span text:style-name="T18">Cop</text:span><text:span text:style-name="T19">y content of RY to RX </text:span><text:span text:style-name="T21">(X, Y are register numbers).</text:span><text:span text:style-name="T18"> </text:span></text:p>
      <text:p text:style-name="P2"><text:span text:style-name="T15">SUM </text:span><text:span text:style-name="T23">Rx</text:span><text:span text:style-name="T17">, </text:span><text:span text:style-name="T24">Ry<text:tab/><text:tab/><text:tab/></text:span><text:span text:style-name="T15">1001</text:span><text:span text:style-name="T23">xx</text:span><text:span text:style-name="T24">yy<text:tab/><text:tab/><text:tab/></text:span><text:span text:style-name="T25">Add</text:span><text:span text:style-name="T18"> RX+RY </text:span><text:span text:style-name="T19">and it is stored in RX.</text:span></text:p>
      <text:p text:style-name="P2"><text:span text:style-name="T15">RES </text:span><text:span text:style-name="T23">Rx</text:span><text:span text:style-name="T17">, </text:span><text:span text:style-name="T24">Ry <text:tab/><text:tab/><text:tab/></text:span><text:span text:style-name="T15">1010</text:span><text:span text:style-name="T23">xx</text:span><text:span text:style-name="T24">yy<text:tab/><text:tab/><text:tab/></text:span><text:span text:style-name="T25">Subtract</text:span><text:span text:style-name="T18"> RX-R</text:span><text:span text:style-name="T19">Y and it is stored in RX.</text:span></text:p>
      <text:p text:style-name="P2"><text:span text:style-name="T15">MUL </text:span><text:span text:style-name="T23">Rx</text:span><text:span text:style-name="T17">, </text:span><text:span text:style-name="T24">Ry <text:tab/><text:tab/></text:span><text:span text:style-name="T16">10</text:span><text:span text:style-name="T15">11</text:span><text:span text:style-name="T23">xx</text:span><text:span text:style-name="T24">yy<text:tab/><text:tab/><text:tab/></text:span><text:span text:style-name="T18">Multipl</text:span><text:span text:style-name="T19">y</text:span><text:span text:style-name="T18"> RX * RY </text:span><text:span text:style-name="T19">and it is stored in RX</text:span><text:span text:style-name="T18">.</text:span></text:p>
      <text:p text:style-name="P2"><text:span text:style-name="T15">DIV </text:span><text:span text:style-name="T23">Rx</text:span><text:span text:style-name="T17">,</text:span><text:span text:style-name="T24">Ry<text:tab/><text:tab/><text:tab/></text:span><text:span text:style-name="T15">1100</text:span><text:span text:style-name="T23">xx</text:span><text:span text:style-name="T24">yy<text:tab/><text:tab/><text:tab/></text:span><text:span text:style-name="T18">Divide RX / RY </text:span><text:span text:style-name="T19">and it is stored in RX.</text:span><text:span text:style-name="T17"><text:tab/></text:span></text:p>
      <text:p text:style-name="P24"/>
      <text:p text:style-name="P4"/>
      <text:p text:style-name="P7">Following the instruction sequence <text:span text:style-name="T31">(simulating machine code)</text:span>:</text:p>
      <text:p text:style-name="P10">00001011(A) 00001100(B) 00010001(C) 00011100(D) 01001011 10000100 01011100 10001100 01010001 10001000 10111110 10101101 01001100 10001000 10011110 01010001 10001000 11001110 <text:tab/>10000011 <text:tab/>01101101 <text:tab/>00101101</text:p>
      <text:p text:style-name="P5"/>
      <text:p text:style-name="P5">Where A, B, C, D represents the input using the keyboard and their values are:</text:p>
      <text:p text:style-name="P5"><text:tab/>A=1</text:p>
      <text:p text:style-name="P5"><text:tab/>B=2</text:p>
      <text:p text:style-name="P5"><text:tab/>C=3</text:p>
      <text:p text:style-name="P5"><text:tab/>D=4</text:p>
      <text:p text:style-name="P5"/>
      <text:p text:style-name="P5">a) <text:span text:style-name="T28">What</text:span> is the formula associated to A, B, C, D?</text:p>
      <text:p text:style-name="P6">b) <text:span text:style-name="T28">What</text:span> is the result shown on screen?</text:p>
      <text:p text:style-name="P6">c) <text:span text:style-name="T28">What</text:span> is the state of memory?</text:p>
      <text:p text:style-name="P5">d) If Program Counter (PC) initial value was 258… Which is it actual value?</text:p>
      <text:p text:style-name="P5">e) How many registers of general purpose (RX) has our architecture?</text:p>
      <text:p text:style-name="P5"/>
      <text:p text:style-name="P11">Share your solution and your doubts in the forum!!! </text:p>
      <text:p text:style-name="P11">If a classmate has problems with it, try to help hi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officeooo:rsid="001816a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de286"/>
    </style:style>
    <style:style style:name="MT3" style:family="text">
      <style:text-properties fo:color="#999966" loext:opacity="100%" officeooo:rsid="002d9ea3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</text:span><text:span text:style-name="MT2">nit </text:span><text:span text:style-name="MT1">0</text:span><text:span text:style-name="MT1"><text:user-field-get text:name="NumeroTema">1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F</text:span><text:span text:style-name="MT3">G</text:span><text:span text:style-name="MT1">S. D</text:span><text:span text:style-name="MT3">AM/DAW</text:span><text:span text:style-name="MT1"><text:tab/><text:tab/></text:span><text:span text:style-name="MT1"><text:user-field-get text:name="NumeroTema">1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2M10S</meta:editing-duration>
    <meta:editing-cycles>33</meta:editing-cycles>
    <meta:generator>LibreOffice/7.3.2.2$Windows_X86_64 LibreOffice_project/49f2b1bff42cfccbd8f788c8dc32c1c309559be0</meta:generator>
    <meta:initial-creator>Alfredo Oltra Orengo</meta:initial-creator>
    <dc:date>2022-09-11T20:27:17.600000000</dc:date>
    <meta:print-date>2016-10-06T08:32:58.252000000</meta:print-date>
    <meta:document-statistic meta:table-count="0" meta:image-count="2" meta:object-count="0" meta:page-count="3" meta:paragraph-count="45" meta:word-count="355" meta:character-count="2162" meta:non-whitespace-character-count="1789"/>
  </office:meta>
</office:document-meta>
</file>